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1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5in" fo:padding-bottom="0.05in" fo:padding-left="0.1in" fo:padding-right="0.1in" draw:textarea-vertical-align="middle" draw:textarea-horizontal-align="center" draw:fill="solid" draw:fill-color="#f6c6ad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2083in" svg:stroke-color="#04243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1560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81" draw:master-page-name="Master1-Layout1-title-Title-Slide" presentation:presentation-page-layout-name="Master1-PPL1" draw:id="Slide-256">
        <draw:custom-shape svg:x="0.86905in" svg:y="1.07143in" svg:width="5.48809in" svg:height="4.09524in" draw:id="id63" draw:style-name="a384" draw:name="Rectangle 6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5506in" svg:y="1.79762in" svg:width="2.95238in" svg:height="1.65476in" draw:id="id64" draw:style-name="a387" draw:name="Rectangle 3">
          <svg:title/>
          <svg:desc/>
          <text:p text:style-name="a386" text:class-names="" text:cond-style-name=""><text:span text:style-name="a385" text:class-names="">Uygulama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4792in" svg:y="2.28274in" svg:width="1.9628in" svg:height="0.66667in" draw:id="id65" draw:style-name="a392" draw:name="Rectangle: Rounded Corners 4">
          <svg:title/>
          <svg:desc/>
          <text:p text:style-name="a389" text:class-names="" text:cond-style-name=""><text:span text:style-name="a388" text:class-names="">Bağlantı</text:span></text:p>
          <text:p text:style-name="a391" text:class-names="" text:cond-style-name=""><text:span text:style-name="a390" text:class-names="">Kütüphanesi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78571in" svg:y="1.07143in" svg:width="5.48809in" svg:height="4.09524in" draw:id="id67" draw:style-name="a395" draw:name="Rectangle 5">
          <svg:title/>
          <svg:desc/>
          <text:p text:style-name="a394" text:class-names="" text:cond-style-name="" text:id="id66"><text:span text:style-name="a3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5253in" svg:y="2.27083in" svg:width="1.78423in" svg:height="1.35565in" draw:id="id68" draw:style-name="a402" draw:name="Rectangle 7">
          <svg:title/>
          <svg:desc/>
          <text:p text:style-name="a398" text:class-names="" text:cond-style-name=""><text:span text:style-name="a396" text:class-names="">Sunucu</text:span><text:span text:style-name="a397" text:class-names=""/></text:p>
          <text:p text:style-name="a401" text:class-names="" text:cond-style-name=""><text:span text:style-name="a399" text:class-names="">Işlemi</text:span><text:span text:style-name="a400" text:class-names=""><text:s text:c="1"/>(process)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draw:style-name="a403" draw:name="Graphic 8" svg:x="10.55208in" svg:y="2.27083in" svg:width="1.48958in" svg:height="1.45833in" style:rel-width="scale" style:rel-height="scale">
          <draw:image xlink:href="media/image1.svg" xlink:type="simple" xlink:show="embed" xlink:actuate="onLoad"/>
          <svg:title/>
          <svg:desc>Database with solid fill</svg:desc>
        </draw:frame>
        <draw:frame draw:id="id70" draw:style-name="a408" draw:name="TextBox 9" svg:x="10.54762in" svg:y="3.75149in" svg:width="1.58333in" svg:height="0.70684in">
          <draw:text-box>
            <text:p text:style-name="a405" text:class-names="" text:cond-style-name=""><text:span text:style-name="a404" text:class-names="">Veritabanı</text:span></text:p>
            <text:p text:style-name="a407" text:class-names="" text:cond-style-name=""><text:span text:style-name="a406" text:class-names="">Dosyaları</text:span></text:p>
          </draw:text-box>
          <svg:title/>
          <svg:desc/>
        </draw:frame>
        <draw:custom-shape svg:x="5.57292in" svg:y="2.42411in" svg:width="1.84226in" svg:height="0.52232in" draw:id="id72" draw:style-name="a411" draw:name="Arrow: Left-Right 10">
          <svg:title/>
          <svg:desc/>
          <text:p text:style-name="a410" text:class-names="" text:cond-style-name="" text:id="id71"><text:span text:style-name="a409" text:class-names=""/></text:p>
          <draw:enhanced-geometry xmlns:dr3d="urn:oasis:names:tc:opendocument:xmlns:dr3d:1.0"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custom-shape svg:x="9.32292in" svg:y="2.61161in" svg:width="1.41518in" svg:height="0.5119in" draw:id="id73" draw:style-name="a414" draw:name="Arrow: Left-Right 11">
          <svg:title/>
          <svg:desc/>
          <text:p text:style-name="a413" text:class-names="" text:cond-style-name=""><text:span text:style-name="a412" text:class-names=""/></text:p>
          <draw:enhanced-geometry xmlns:dr3d="urn:oasis:names:tc:opendocument:xmlns:dr3d:1.0" draw:path-stretchpoint-x="21600" draw:path-stretchpoint-y="21600" draw:type="non-primitive" svg:viewBox="0 0 21600 21600" draw:enhanced-path="M ?f0 ?f6 L ?f13 ?f2 ?f13 ?f16 ?f14 ?f16 ?f14 ?f2 ?f1 ?f6 ?f14 ?f3 ?f14 ?f17 ?f13 ?f17 ?f13 ?f3 Z N" draw:text-areas="?f19 ?f16 ?f20 ?f17" draw:glue-points="?f14 ?f2 ?f9 ?f16 ?f13 ?f2 ?f13 ?f3 ?f9 ?f17 ?f14 ?f3" draw:glue-point-leaving-directions="-360, -360, -360, -180, -180, -180" draw:modifiers="50000 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0 + ?f8"/>
            <draw:equation draw:name="f10" draw:formula="min(?f7, ?f4)"/>
            <draw:equation draw:name="f11" draw:formula="$0"/>
            <draw:equation draw:name="f12" draw:formula="$1"/>
            <draw:equation draw:name="f13" draw:formula="?f10 * ?f12 / 100000"/>
            <draw:equation draw:name="f14" draw:formula="?f1 - ?f13"/>
            <draw:equation draw:name="f15" draw:formula="?f4 * ?f11 / 200000"/>
            <draw:equation draw:name="f16" draw:formula="?f6 - ?f15"/>
            <draw:equation draw:name="f17" draw:formula="?f6 + ?f15"/>
            <draw:equation draw:name="f18" draw:formula="?f16 * ?f13 / ?f5"/>
            <draw:equation draw:name="f19" draw:formula="?f13 - ?f18"/>
            <draw:equation draw:name="f20" draw:formula="?f14 + ?f18"/>
          </draw:enhanced-geometry>
        </draw:custom-shape>
        <draw:frame draw:id="id74" draw:style-name="a417" draw:name="TextBox 12" svg:x="2.32143in" svg:y="1.34524in" svg:width="3in" svg:height="0.4in">
          <draw:text-box>
            <text:p text:style-name="a416" text:class-names="" text:cond-style-name=""><text:span text:style-name="a415" text:class-names="">İstemci</text:span></text:p>
          </draw:text-box>
          <svg:title/>
          <svg:desc/>
        </draw:frame>
        <draw:frame draw:id="id75" draw:style-name="a420" draw:name="TextBox 13" svg:x="8.1994in" svg:y="1.34821in" svg:width="1.125in" svg:height="0.4in">
          <draw:text-box>
            <text:p text:style-name="a419" text:class-names="" text:cond-style-name=""><text:span text:style-name="a418" text:class-names="">Sunucu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7/15/2013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7/15/2013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7/15/2013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7/15/2013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7/15/2013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7/15/2013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7/15/2013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7/15/2013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7/15/2013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7/15/2013</text:date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>7/15/2013</text:date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>‹#›</text:page-number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>7/15/2013</text:date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>‹#›</text:page-number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/>
    <meta:creation-date>2025-02-03T19:19:51Z</meta:creation-date>
    <dc:date>2025-02-03T19:28:33Z</dc:date>
    <meta:template xlink:href="office%20theme" xlink:type="simple"/>
    <meta:editing-cycles>46</meta:editing-cycles>
    <meta:editing-duration>PT0S</meta:editing-duration>
    <meta:document-statistic meta:paragraph-count="0" meta:word-count="0"/>
  </office:meta>
</office:document-meta>
</file>